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4pt" fo:font-style="normal" style:font-style-asian="normal" style:font-style-complex="normal"/>
    </style:style>
    <style:style style:name="P4" style:family="paragraph">
      <style:text-properties fo:font-size="14pt"/>
    </style:style>
    <style:style style:name="T1" style:family="text">
      <style:text-properties style:font-name="Times New Roman" fo:font-size="14pt" fo:font-style="normal" style:font-style-asian="normal" style:font-style-complex="normal"/>
    </style:style>
    <style:style style:name="T2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556cm" svg:x="3.556cm" svg:y="3.2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88cm" svg:y1="3.245cm" svg:x2="5.588cm" svg:y2="0.832cm">
          <text:p/>
        </draw:line>
        <draw:line draw:style-name="gr3" draw:text-style-name="P2" draw:layer="layout" svg:x1="7.62cm" svg:y1="5.023cm" svg:x2="10.668cm" svg:y2="5.023cm">
          <text:p/>
        </draw:line>
        <draw:line draw:style-name="gr2" draw:text-style-name="P2" draw:layer="layout" svg:x1="5.588cm" svg:y1="6.801cm" svg:x2="5.588cm" svg:y2="9.214cm">
          <text:p/>
        </draw:line>
        <draw:line draw:style-name="gr3" draw:text-style-name="P2" draw:layer="layout" svg:x1="3.556cm" svg:y1="5.023cm" svg:x2="0.635cm" svg:y2="5.023cm">
          <text:p/>
        </draw:line>
        <draw:line draw:style-name="gr2" draw:text-style-name="P2" draw:layer="layout" svg:x1="3.937cm" svg:y1="2.737cm" svg:x2="7.493cm" svg:y2="2.737cm">
          <text:p/>
        </draw:line>
        <draw:line draw:style-name="gr2" draw:text-style-name="P2" draw:layer="layout" svg:x1="8.128cm" svg:y1="6.674cm" svg:x2="8.128cm" svg:y2="3.372cm">
          <text:p/>
        </draw:line>
        <draw:line draw:style-name="gr2" draw:text-style-name="P2" draw:layer="layout" svg:x1="7.366cm" svg:y1="7.236cm" svg:x2="3.683cm" svg:y2="7.236cm">
          <text:p/>
        </draw:line>
        <draw:line draw:style-name="gr2" draw:text-style-name="P2" draw:layer="layout" svg:x1="3.048cm" svg:y1="3.372cm" svg:x2="3.048cm" svg:y2="6.674cm">
          <text:p/>
        </draw:line>
        <draw:frame draw:style-name="gr4" draw:text-style-name="P3" draw:layer="layout" svg:width="2.667cm" svg:height="1.657cm" svg:x="9.525cm" svg:y="4.134cm">
          <draw:text-box>
            <text:p><text:span text:style-name="T1">30 MPa</text:span></text:p>
          </draw:text-box>
        </draw:frame>
        <draw:frame draw:style-name="gr4" draw:text-style-name="P3" draw:layer="layout" svg:width="2.667cm" svg:height="1.657cm" svg:x="5.826cm" svg:y="0.635cm">
          <draw:text-box>
            <text:p text:style-name="P4"><text:span text:style-name="T2">20 MPa</text:span></text:p>
          </draw:text-box>
        </draw:frame>
        <draw:frame draw:style-name="gr4" draw:text-style-name="P3" draw:layer="layout" svg:width="2.667cm" svg:height="1.657cm" svg:x="1.826cm" svg:y="7.435cm">
          <draw:text-box>
            <text:p text:style-name="P4"><text:span text:style-name="T2">25 M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22.473066405</meta:creation-date>
    <dc:date>2017-02-27T11:33:19.046402373</dc:date>
    <meta:editing-duration>PT8M32S</meta:editing-duration>
    <meta:editing-cycles>4</meta:editing-cycles>
    <meta:generator>LibreOffice/5.3.0.3$Linux_X86_64 LibreOffice_project/30m0$Build-3</meta:generator>
    <meta:document-statistic meta:object-count="12"/>
  </office:meta>
</office:document-meta>
</file>